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ilfreiche Zusammenfassungen/Gravitationswellen</text:span> </text:p>
      <text:p text:style-name="P1"/>
      <text:p text:style-name="P3"/>
      <text:p text:style-name="P2"/>
      <text:p text:style-name="P3">Entdeckung:</text:p>
      <text:p text:style-name="P2"/>
      <text:p text:style-name="P4">14.09.15 um 11.51</text:p>
      <text:p text:style-name="P4">-Observatorien Livingston &amp; Hanford(USA)</text:p>
      <text:p text:style-name="P4">Presseverkündung: 11.02.16 um 16:30</text:p>
      <text:p text:style-name="P2"/>
      <text:p text:style-name="P3">Messungsdurchführung:</text:p>
      <text:p text:style-name="P2"/>
      <text:p text:style-name="P3">Was sind Gravitationswellen:</text:p>
      <text:p text:style-name="P2"/>
      <text:p text:style-name="P2">beschleunigte Masse führt zu Störungen der Raumzeit.</text:p>
      <text:p text:style-name="P2">Störung v=c---&gt;Gravitationswellen </text:p>
      <text:p text:style-name="P2"/>
      <text:p text:style-name="P2"><text:s/>Bewegung im Raum = Energie </text:p>
      <text:p text:style-name="P2"/>
      <text:p text:style-name="P2">Bsp: Die Gravitationswellen von der Erde beim Umlauf um die Sonne setzt eine Leistung von ca 200 Watt aus.(zu schwach um diese zu messen)</text:p>
      <text:p text:style-name="P2"/>
      <text:p text:style-name="P2">wenn schwarze Löcher oder Neutronensterne kollidieren erzeugen diese eine Leistung von rund 10^45 Watt.</text:p>
      <text:p text:style-name="P2"/>
      <text:p text:style-name="P3">Physikalische Zusammenhänge: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erner Heisenberg</meta:initial-creator>
    <meta:creation-date>2016-08-19T11:38:17.08</meta:creation-date>
    <dc:date>2016-08-26T12:23:31.18</dc:date>
    <dc:creator>tonie müller</dc:creator>
    <meta:editing-duration>PT37M46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2" meta:paragraph-count="13" meta:word-count="73" meta:character-count="583"/>
  </office:meta>
</office:document-meta>
</file>